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hu" fo:country="HU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Heading_20_1">
      <style:paragraph-properties fo:text-align="center" style:justify-single-word="false"/>
      <style:text-properties fo:font-size="32pt" fo:language="hu" fo:country="HU" style:font-size-asian="32pt" style:font-size-complex="32pt"/>
    </style:style>
    <style:style style:name="P4" style:family="paragraph" style:parent-style-name="Heading_20_1">
      <style:paragraph-properties fo:text-align="center" style:justify-single-word="false"/>
      <style:text-properties fo:language="hu" fo:country="HU"/>
    </style:style>
    <style:style style:name="P5" style:family="paragraph" style:parent-style-name="Heading_20_2">
      <style:text-properties fo:language="hu" fo:country="H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inka </text:h>
      <text:h text:style-name="P4" text:outline-level="1">Web INKA</text:h>
      <text:h text:style-name="P4" text:outline-level="1">rendszerterv</text:h>
      <text:p text:style-name="P1"/>
      <text:h text:style-name="P5" text:outline-level="2">Futási környzet</text:h>
      <text:p text:style-name="P2">Szerver változat:</text:p>
      <text:p text:style-name="P2"><text:tab/>Jetty webszerver</text:p>
      <text:p text:style-name="P2"><text:tab/>PostgreSQL db szerver</text:p>
      <text:p text:style-name="P2"><text:tab/>Java </text:p>
      <text:p text:style-name="Text_20_body">Letölthető változat</text:p>
      <text:p text:style-name="Text_20_body"><text:tab/>H2 db szerver</text:p>
      <text:p text:style-name="Text_20_body"/>
      <text:h text:style-name="Heading_20_2" text:outline-level="2">Fejlesztő környzet:</text:h>
      <text:p text:style-name="Text_20_body"><text:tab/>Eclipse</text:p>
      <text:p text:style-name="Text_20_body"><text:tab/>lombok project: <text:a xlink:type="simple" xlink:href="https://github.com/rzwitserloot/lombok/wiki/Install">https://github.com/rzwitserloot/lombok/wiki/Install</text:a></text:p>
      <text:h text:style-name="Heading_20_2" text:outline-level="2">Felhasznált java könyvtárak:</text:h>
      <text:p text:style-name="Text_20_body"><text:tab/>Reports: <text:a xlink:type="simple" xlink:href="http://dynamicreports.sourceforge.net/documentation/documentation.html">http://dynamicreports.sourceforge.net/documentation/documentation.html</text:a></text:p>
      <text:p text:style-name="Text_20_body"><text:tab/>GUI: <text:a xlink:type="simple" xlink:href="http://vaadin.com/">http://vaadin.com</text:a></text:p>
      <text:p text:style-name="Text_20_body"><text:tab/>Eclipselink</text:p>
      <text:h text:style-name="Heading_20_2" text:outline-level="2">Verzió kezelés</text:h>
      <text:p text:style-name="Text_20_body"><text:tab/>Git</text:p>
      <text:p text:style-name="Text_20_body"><text:tab/>Fő repo helye: https://github.com/rzwitserloot/lombok/wiki/Install </text:p>
      <text:p text:style-name="Text_20_body"/>
      <text:p text:style-name="Text_20_body"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Gere</meta:initial-creator>
    <meta:creation-date>2012-05-20T05:34:16</meta:creation-date>
    <dc:date>2012-05-20T07:17:22</dc:date>
    <dc:creator>Zoltan Gere</dc:creator>
    <meta:editing-duration>PT1H12M21S</meta:editing-duration>
    <meta:editing-cycles>31</meta:editing-cycles>
    <meta:generator>LibreOffice/3.4$Unix LibreOffice_project/340m1$Build-402</meta:generator>
    <meta:document-statistic meta:table-count="0" meta:image-count="0" meta:object-count="0" meta:page-count="1" meta:paragraph-count="21" meta:word-count="40" meta:character-count="461" meta:non-whitespace-character-count="426"/>
  </office:meta>
</office:document-meta>
</file>